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5.528cm" style:use-optimal-column-width="false"/>
    </style:style>
    <style:style style:name="co2" style:family="table-column">
      <style:table-column-properties style:column-width="5.738cm" style:use-optimal-column-width="false"/>
    </style:style>
    <style:style style:name="co3" style:family="table-column">
      <style:table-column-properties style:column-width="5.74cm" style:use-optimal-column-width="false"/>
    </style:style>
    <style:style style:name="co4" style:family="table-column">
      <style:table-column-properties style:column-width="5.742cm" style:use-optimal-column-width="false"/>
    </style:style>
    <style:style style:name="co5" style:family="table-column">
      <style:table-column-properties style:column-width="5.744cm" style:use-optimal-column-width="false"/>
    </style:style>
    <style:style style:name="co6" style:family="table-column">
      <style:table-column-properties style:column-width="8.212cm" style:use-optimal-column-width="false"/>
    </style:style>
    <style:style style:name="co7" style:family="table-column">
      <style:table-column-properties style:column-width="8.744cm" style:use-optimal-column-width="false"/>
    </style:style>
    <style:style style:name="ro1" style:family="table-row">
      <style:table-row-properties style:row-height="1.1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76cm"/>
    </style:style>
    <style:style style:name="ro5" style:family="table-row">
      <style:table-row-properties style:row-height="0.9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527cm" svg:height="1.119cm" svg:x="4.672cm" svg:y="2.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?-stands_on(8,1)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37cm" svg:height="0.971cm" svg:x="1.462cm" svg:y="5.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?-stands_on(8,1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1" draw:layer="layout" svg:x1="5.7cm" svg:y1="3.5cm" svg:x2="4.2cm" svg:y2="5.8cm">
          <text:p/>
        </draw:line>
        <draw:line draw:style-name="gr1" draw:text-style-name="P1" draw:layer="layout" svg:x1="3.2cm" svg:y1="7.4cm" svg:x2="2.2cm" svg:y2="8.3cm">
          <text:p/>
        </draw:line>
        <draw:line draw:style-name="gr1" draw:text-style-name="P1" draw:layer="layout" svg:x1="2.1cm" svg:y1="7.3cm" svg:x2="3.1cm" svg:y2="8.4cm">
          <text:p/>
        </draw:line>
        <draw:frame draw:style-name="standard" draw:layer="layout" svg:width="5.739cm" svg:height="0.973cm" svg:x="1.463cm" svg:y="5.921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?-stands_on(8,1).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1" draw:layer="layout" svg:x1="1cm" svg:y1="9cm" svg:x2="20cm" svg:y2="8.9cm">
          <text:p/>
        </draw:line>
        <draw:frame draw:style-name="standard" draw:layer="layout" svg:width="5.741cm" svg:height="0.975cm" svg:x="7.583cm" svg:y="9.745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?- above(2,7)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741cm" svg:height="0.975cm" svg:x="1.859cm" svg:y="12.935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?- stands_on(2,7).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8.7cm" svg:y1="10.8cm" svg:x2="6cm" svg:y2="13cm">
          <text:p/>
        </draw:line>
        <draw:line draw:style-name="gr1" draw:text-style-name="P1" draw:layer="layout" svg:x1="4.7cm" svg:y1="14.6cm" svg:x2="3.4cm" svg:y2="15.5cm">
          <text:p/>
        </draw:line>
        <draw:line draw:style-name="gr1" draw:text-style-name="P1" draw:layer="layout" svg:x1="3.6cm" svg:y1="14.7cm" svg:x2="4.5cm" svg:y2="15.6cm">
          <text:p/>
        </draw:line>
        <draw:line draw:style-name="gr1" draw:text-style-name="P1" draw:layer="layout" svg:x1="1cm" svg:y1="16.1cm" svg:x2="20cm" svg:y2="16cm">
          <text:p/>
        </draw:line>
        <draw:frame draw:style-name="standard" draw:layer="layout" svg:width="5.743cm" svg:height="0.977cm" svg:x="7.584cm" svg:y="9.746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>?- above(2,7).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743cm" svg:height="0.977cm" svg:x="7.241cm" svg:y="16.387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>?- above(3,X).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211cm" svg:height="0.977cm" svg:x="1.765cm" svg:y="19.57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gray3">
                <text:p>?- stands_on(_var1,3).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" draw:text-style-name="P1" draw:layer="layout" svg:x1="8.2cm" svg:y1="17.5cm" svg:x2="4.9cm" svg:y2="19.4cm">
          <text:p/>
        </draw:line>
        <draw:frame draw:style-name="standard" draw:layer="layout" svg:width="5.743cm" svg:height="0.977cm" svg:x="1.799cm" svg:y="22.522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>?- stands_on(9,3).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1" draw:layer="layout" svg:x1="3.6cm" svg:y1="20.6cm" svg:x2="3.6cm" svg:y2="22.5cm">
          <text:p/>
        </draw:line>
        <draw:frame draw:style-name="gr3" draw:text-style-name="P2" draw:layer="layout" svg:width="2.458cm" svg:height="0.962cm" svg:x="4.7cm" svg:y="21.4cm">
          <draw:text-box>
            <text:p>var1=9</text:p>
          </draw:text-box>
        </draw:frame>
        <draw:line draw:style-name="gr1" draw:text-style-name="P1" draw:layer="layout" svg:x1="2.7cm" svg:y1="24.3cm" svg:x2="3cm" svg:y2="24.7cm">
          <text:p/>
        </draw:line>
        <draw:line draw:style-name="gr1" draw:text-style-name="P1" draw:layer="layout" svg:x1="3.9cm" svg:y1="23.9cm" svg:x2="3cm" svg:y2="24.6cm">
          <text:p/>
        </draw:line>
      </draw:page>
      <draw:page draw:name="page2" draw:style-name="dp1" draw:master-page-name="Standard">
        <draw:frame draw:style-name="standard" draw:layer="layout" svg:width="5.743cm" svg:height="0.977cm" svg:x="7.402cm" svg:y="2.365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>?- above(X,4).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743cm" svg:height="0.977cm" svg:x="1.839cm" svg:y="5.955cm">
          <table:table table:template-name="default" table:use-first-row-styles="true" table:use-banding-rows-styles="true">
            <table:table-column table:style-name="co7"/>
            <table:table-row table:style-name="ro5">
              <table:table-cell table:style-name="gray3">
                <text:p>?- stands_on(4,_var1).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1" draw:text-style-name="P1" draw:layer="layout" svg:x1="8.4cm" svg:y1="3.4cm" svg:x2="6.7cm" svg:y2="6.1cm">
          <text:p/>
        </draw:line>
        <draw:frame draw:style-name="standard" draw:layer="layout" svg:width="5.743cm" svg:height="0.977cm" svg:x="2.864cm" svg:y="9.4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>?- stands_on(4,9).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1" draw:text-style-name="P1" draw:layer="layout" svg:x1="3cm" svg:y1="11.4cm" svg:x2="3.4cm" svg:y2="11.9cm">
          <text:p/>
        </draw:line>
        <draw:line draw:style-name="gr1" draw:text-style-name="P1" draw:layer="layout" svg:x1="5cm" svg:y1="10.8cm" svg:x2="3.4cm" svg:y2="11.8cm">
          <text:p/>
        </draw:line>
        <draw:line draw:style-name="gr1" draw:text-style-name="P1" draw:layer="layout" svg:x1="5.6cm" svg:y1="7cm" svg:x2="5.6cm" svg:y2="9.4cm">
          <text:p/>
        </draw:line>
        <draw:frame draw:style-name="gr3" draw:text-style-name="P2" draw:layer="layout" svg:width="2.513cm" svg:height="0.962cm" svg:x="6.6cm" svg:y="8cm">
          <draw:text-box>
            <text:p>Var1=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9:49:36.687421749</meta:creation-date>
    <dc:date>2018-10-26T20:33:24.181576530</dc:date>
    <meta:editing-duration>PT5M18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